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61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ce1"/>
          <table:table-cell office:value-type="string">
            <text:p>Buxet 2011 </text:p>
          </table:table-cell>
          <table:table-cell office:value-type="string">
            <text:p>Buxet 2012 </text:p>
          </table:table-cell>
        </table:table-row>
        <table:table-row table:style-name="ro2">
          <table:table-cell office:value-type="string">
            <text:p>VKUPNI PRIHODI </text:p>
          </table:table-cell>
          <table:table-cell office:value-type="float" office:value="148408">
            <text:p>148408</text:p>
          </table:table-cell>
          <table:table-cell office:value-type="float" office:value="156723">
            <text:p>156723</text:p>
          </table:table-cell>
        </table:table-row>
        <table:table-row table:style-name="ro3">
          <table:table-cell office:value-type="string">
            <text:p>Dano~ni prihodi i pridonesi </text:p>
          </table:table-cell>
          <table:table-cell office:value-type="float" office:value="122330">
            <text:p>122330</text:p>
          </table:table-cell>
          <table:table-cell office:value-type="float" office:value="128913">
            <text:p>128913</text:p>
          </table:table-cell>
        </table:table-row>
        <table:table-row table:style-name="ro2">
          <table:table-cell office:value-type="string">
            <text:p>Dano~ni prihodi </text:p>
          </table:table-cell>
          <table:table-cell office:value-type="float" office:value="79981">
            <text:p>79981</text:p>
          </table:table-cell>
          <table:table-cell office:value-type="float" office:value="86293">
            <text:p>86293</text:p>
          </table:table-cell>
        </table:table-row>
        <table:table-row table:style-name="ro1">
          <table:table-cell office:value-type="string">
            <text:p>Pridonesi </text:p>
          </table:table-cell>
          <table:table-cell office:value-type="float" office:value="42349">
            <text:p>42349</text:p>
          </table:table-cell>
          <table:table-cell office:value-type="float" office:value="42620">
            <text:p>42620</text:p>
          </table:table-cell>
        </table:table-row>
        <table:table-row table:style-name="ro2">
          <table:table-cell office:value-type="string">
            <text:p>Nedano~ni prihodi </text:p>
          </table:table-cell>
          <table:table-cell office:value-type="float" office:value="16071">
            <text:p>16071</text:p>
          </table:table-cell>
          <table:table-cell office:value-type="float" office:value="17172">
            <text:p>17172</text:p>
          </table:table-cell>
        </table:table-row>
        <table:table-row table:style-name="ro2">
          <table:table-cell office:value-type="string">
            <text:p>Kapitalni prihodi </text:p>
          </table:table-cell>
          <table:table-cell office:value-type="float" office:value="5824">
            <text:p>5824</text:p>
          </table:table-cell>
          <table:table-cell office:value-type="float" office:value="5945">
            <text:p>5945</text:p>
          </table:table-cell>
        </table:table-row>
        <table:table-row table:style-name="ro1">
          <table:table-cell office:value-type="string">
            <text:p>Donacii </text:p>
          </table:table-cell>
          <table:table-cell office:value-type="float" office:value="4183">
            <text:p>4183</text:p>
          </table:table-cell>
          <table:table-cell office:value-type="float" office:value="4693">
            <text:p>4693</text:p>
          </table:table-cell>
        </table:table-row>
        <table:table-row table:style-name="ro2">
          <table:table-cell office:value-type="string">
            <text:p>VKUPNI RASHODI </text:p>
          </table:table-cell>
          <table:table-cell office:value-type="float" office:value="159992">
            <text:p>159992</text:p>
          </table:table-cell>
          <table:table-cell office:value-type="float" office:value="169171">
            <text:p>169171</text:p>
          </table:table-cell>
        </table:table-row>
        <table:table-row table:style-name="ro2">
          <table:table-cell office:value-type="string">
            <text:p>Tekovni rashodi </text:p>
          </table:table-cell>
          <table:table-cell office:value-type="float" office:value="139000">
            <text:p>139000</text:p>
          </table:table-cell>
          <table:table-cell office:value-type="float" office:value="142174">
            <text:p>142174</text:p>
          </table:table-cell>
        </table:table-row>
        <table:table-row table:style-name="ro2">
          <table:table-cell office:value-type="string">
            <text:p>Plati i nadomestoci </text:p>
          </table:table-cell>
          <table:table-cell office:value-type="float" office:value="23309">
            <text:p>23309</text:p>
          </table:table-cell>
          <table:table-cell office:value-type="float" office:value="22662">
            <text:p>22662</text:p>
          </table:table-cell>
        </table:table-row>
        <table:table-row table:style-name="ro1">
          <table:table-cell office:value-type="string">
            <text:p>Stoki i uslugi </text:p>
          </table:table-cell>
          <table:table-cell office:value-type="float" office:value="17129">
            <text:p>17129</text:p>
          </table:table-cell>
          <table:table-cell office:value-type="float" office:value="17398">
            <text:p>17398</text:p>
          </table:table-cell>
        </table:table-row>
        <table:table-row table:style-name="ro2">
          <table:table-cell office:value-type="string">
            <text:p>Transferi do ELS </text:p>
          </table:table-cell>
          <table:table-cell office:value-type="float" office:value="14414">
            <text:p>14414</text:p>
          </table:table-cell>
          <table:table-cell office:value-type="float" office:value="15355">
            <text:p>15355</text:p>
          </table:table-cell>
        </table:table-row>
        <table:table-row table:style-name="ro2">
          <table:table-cell office:value-type="string">
            <text:p>Subvencii i transferi </text:p>
          </table:table-cell>
          <table:table-cell office:value-type="float" office:value="11468">
            <text:p>11468</text:p>
          </table:table-cell>
          <table:table-cell office:value-type="float" office:value="12776">
            <text:p>12776</text:p>
          </table:table-cell>
        </table:table-row>
        <table:table-row table:style-name="ro2">
          <table:table-cell office:value-type="string">
            <text:p>Socijalni transferi </text:p>
          </table:table-cell>
          <table:table-cell office:value-type="float" office:value="69593">
            <text:p>69593</text:p>
          </table:table-cell>
          <table:table-cell office:value-type="float" office:value="70398">
            <text:p>70398</text:p>
          </table:table-cell>
        </table:table-row>
        <table:table-row table:style-name="ro2">
          <table:table-cell office:value-type="string">
            <text:p>Kamatni pla}awa </text:p>
          </table:table-cell>
          <table:table-cell office:value-type="float" office:value="3087">
            <text:p>3087</text:p>
          </table:table-cell>
          <table:table-cell office:value-type="float" office:value="3585">
            <text:p>3585</text:p>
          </table:table-cell>
        </table:table-row>
        <table:table-row table:style-name="ro2">
          <table:table-cell office:value-type="string">
            <text:p>Kapitalni rashodi </text:p>
          </table:table-cell>
          <table:table-cell office:value-type="float" office:value="20992">
            <text:p>20992</text:p>
          </table:table-cell>
          <table:table-cell office:value-type="float" office:value="26997">
            <text:p>26997</text:p>
          </table:table-cell>
        </table:table-row>
        <table:table-row table:style-name="ro1">
          <table:table-cell office:value-type="string">
            <text:p>DEFICIT </text:p>
          </table:table-cell>
          <table:table-cell office:value-type="float" office:value="-11584">
            <text:p>-11584</text:p>
          </table:table-cell>
          <table:table-cell office:value-type="float" office:value="-12448">
            <text:p>-12448</text:p>
          </table:table-cell>
        </table:table-row>
        <table:table-row table:style-name="ro2">
          <table:table-cell office:value-type="string">
            <text:p>FINANSIRAWE </text:p>
          </table:table-cell>
          <table:table-cell office:value-type="float" office:value="11584">
            <text:p>11584</text:p>
          </table:table-cell>
          <table:table-cell office:value-type="float" office:value="12448">
            <text:p>12448</text:p>
          </table:table-cell>
        </table:table-row>
        <table:table-row table:style-name="ro1">
          <table:table-cell office:value-type="string">
            <text:p>Priliv </text:p>
          </table:table-cell>
          <table:table-cell office:value-type="float" office:value="19661">
            <text:p>19661</text:p>
          </table:table-cell>
          <table:table-cell office:value-type="float" office:value="17870">
            <text:p>17870</text:p>
          </table:table-cell>
        </table:table-row>
        <table:table-row table:style-name="ro2">
          <table:table-cell office:value-type="string">
            <text:p>Doma{ni izvori 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Stranski izvori </text:p>
          </table:table-cell>
          <table:table-cell office:value-type="float" office:value="19361">
            <text:p>19361</text:p>
          </table:table-cell>
          <table:table-cell office:value-type="float" office:value="17670">
            <text:p>17670</text:p>
          </table:table-cell>
        </table:table-row>
        <table:table-row table:style-name="ro1">
          <table:table-cell office:value-type="string">
            <text:p>Odliv </text:p>
          </table:table-cell>
          <table:table-cell office:value-type="float" office:value="8077">
            <text:p>8077</text:p>
          </table:table-cell>
          <table:table-cell office:value-type="float" office:value="5422">
            <text:p>5422</text:p>
          </table:table-cell>
        </table:table-row>
        <table:table-row table:style-name="ro3">
          <table:table-cell office:value-type="string">
            <text:p>Otplati na stransko zadol`uvawe </text:p>
          </table:table-cell>
          <table:table-cell office:value-type="float" office:value="2951">
            <text:p>2951</text:p>
          </table:table-cell>
          <table:table-cell office:value-type="float" office:value="3472">
            <text:p>3472</text:p>
          </table:table-cell>
        </table:table-row>
        <table:table-row table:style-name="ro3">
          <table:table-cell office:value-type="string">
            <text:p>Otplati na doma{no zadol`uvawe </text:p>
          </table:table-cell>
          <table:table-cell office:value-type="float" office:value="5126">
            <text:p>5126</text:p>
          </table:table-cell>
          <table:table-cell office:value-type="float" office:value="1950">
            <text:p>1950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8">01/28/2012</text:date>, <text:time>15:0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8T15:06:10</meta:creation-date>
    <dc:date>2012-01-28T15:07:18</dc:date>
    <meta:editing-duration>PT1M10S</meta:editing-duration>
    <meta:editing-cycles>1</meta:editing-cycles>
    <meta:document-statistic meta:table-count="3" meta:cell-count="74" meta:object-count="0"/>
    <meta:generator>LibreOffice/3.4$Unix LibreOffice_project/340m1$Build-402</meta:generator>
  </office:meta>
</office:document-meta>
</file>